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Black" svg:font-family="'Arial Black'" style:font-pitch="variable"/>
    <style:font-face style:name="Caladea" svg:font-family="Caladea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ff860d" draw:fill="solid" draw:fill-color="#000000" draw:opacity="100%" draw:textarea-horizontal-align="justify" draw:textarea-vertical-align="middle" draw:auto-grow-height="false" fo:min-height="0.178cm" fo:min-width="0.031cm"/>
    </style:style>
    <style:style style:name="gr2" style:family="graphic" style:parent-style-name="standard">
      <style:graphic-properties svg:stroke-width="0.811cm" svg:stroke-color="#000000" draw:marker-start-width="1.41cm" draw:marker-end-width="1.41cm" draw:fill="none" draw:textarea-horizontal-align="justify" draw:textarea-vertical-align="middle" draw:auto-grow-height="false" fo:min-height="0.784cm" fo:min-width="0.179cm" fo:padding-top="0.524cm" fo:padding-bottom="0.524cm" fo:padding-left="0.649cm" fo:padding-right="0.649cm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385cm" fo:min-width="0.77cm"/>
    </style:style>
    <style:style style:name="P1" style:family="paragraph">
      <loext:graphic-properties draw:fill="solid" draw:fill-color="#000000" draw:opacity="10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953cm" svg:height="0.77cm" draw:transform="rotate (-0.609818040646819) translate (8.22cm 13.793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74.3801652892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2" draw:layer="layout" svg:width="2.285cm" svg:height="2.788cm" svg:x="8.6cm" svg:y="10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53cm" svg:height="0.77cm" draw:transform="rotate (0.721693645699656) translate (10.869cm 14.203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74.3801652892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1" draw:layer="layout" svg:width="0.953cm" svg:height="0.77cm" draw:transform="rotate (2.08025793545204) translate (11.771cm 11.486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74.3801652892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1" draw:layer="layout" svg:width="0.953cm" svg:height="0.77cm" draw:transform="rotate (-2.99550859519787) translate (9.846cm 9.89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74.3801652892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1" draw:layer="layout" svg:width="0.953cm" svg:height="0.77cm" draw:transform="rotate (-1.57847577550367) translate (7.809cm 11.667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74.3801652892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3" draw:layer="layout" svg:width="1.27cm" svg:height="0.635cm" svg:x="10.334cm" svg:y="11.92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Black" svg:font-family="'Arial Black'" style:font-pitch="variable"/>
    <style:font-face style:name="Caladea" svg:font-family="Caladea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Yannick Le Goc</meta:initial-creator>
    <meta:creation-date>2024-08-01T16:57:33.267157794</meta:creation-date>
    <dc:date>2024-08-02T11:19:02.547964738</dc:date>
    <dc:creator>Yannick Le Goc</dc:creator>
    <meta:editing-duration>PT1H19M11S</meta:editing-duration>
    <meta:editing-cycles>8</meta:editing-cycles>
    <meta:generator>LibreOffice/7.3.7.2$Linux_X86_64 LibreOffice_project/30$Build-2</meta:generator>
    <meta:document-statistic meta:object-count="7"/>
  </office:meta>
</office:document-meta>
</file>